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71c" officeooo:paragraph-rsid="000ee71c"/>
    </style:style>
    <style:style style:name="P2" style:family="paragraph" style:parent-style-name="Standard">
      <style:text-properties officeooo:rsid="000ee71c" officeooo:paragraph-rsid="0011603e"/>
    </style:style>
    <style:style style:name="P3" style:family="paragraph" style:parent-style-name="Standard">
      <style:text-properties officeooo:rsid="000ee71c" officeooo:paragraph-rsid="00134a3c"/>
    </style:style>
    <style:style style:name="P4" style:family="paragraph" style:parent-style-name="Standard">
      <style:text-properties officeooo:rsid="00122a64" officeooo:paragraph-rsid="0011603e"/>
    </style:style>
    <style:style style:name="P5" style:family="paragraph" style:parent-style-name="Standard">
      <style:text-properties officeooo:rsid="00122a64" officeooo:paragraph-rsid="00122a64"/>
    </style:style>
    <style:style style:name="P6" style:family="paragraph" style:parent-style-name="Standard">
      <style:text-properties officeooo:rsid="0011603e" officeooo:paragraph-rsid="0011603e"/>
    </style:style>
    <style:style style:name="P7" style:family="paragraph" style:parent-style-name="Standard">
      <style:text-properties officeooo:rsid="00122a64" officeooo:paragraph-rsid="0017d597"/>
    </style:style>
    <style:style style:name="P8" style:family="paragraph" style:parent-style-name="Standard">
      <style:text-properties officeooo:rsid="00122a64" officeooo:paragraph-rsid="00122a64"/>
    </style:style>
    <style:style style:name="P9" style:family="paragraph" style:parent-style-name="Standard">
      <style:text-properties officeooo:rsid="00122a64" officeooo:paragraph-rsid="001c0bc8"/>
    </style:style>
    <style:style style:name="P10" style:family="paragraph" style:parent-style-name="Standard">
      <style:text-properties officeooo:rsid="000ee71c" officeooo:paragraph-rsid="0011603e"/>
    </style:style>
    <style:style style:name="P11" style:family="paragraph" style:parent-style-name="Standard">
      <style:text-properties officeooo:rsid="001c0bc8" officeooo:paragraph-rsid="001c0bc8"/>
    </style:style>
    <style:style style:name="T1" style:family="text">
      <style:text-properties officeooo:rsid="0011603e"/>
    </style:style>
    <style:style style:name="T2" style:family="text">
      <style:text-properties officeooo:rsid="00122a64"/>
    </style:style>
    <style:style style:name="T3" style:family="text">
      <style:text-properties officeooo:rsid="00134a3c"/>
    </style:style>
    <style:style style:name="T4" style:family="text">
      <style:text-properties officeooo:rsid="00148dd7"/>
    </style:style>
    <style:style style:name="T5" style:family="text">
      <style:text-properties officeooo:rsid="0016592c"/>
    </style:style>
    <style:style style:name="T6" style:family="text">
      <style:text-properties officeooo:rsid="00178952"/>
    </style:style>
    <style:style style:name="T7" style:family="text">
      <style:text-properties officeooo:rsid="0017d597"/>
    </style:style>
    <style:style style:name="T8" style:family="text">
      <style:text-properties officeooo:rsid="0019a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text:tab/>a) 4</text:p>
      <text:p text:style-name="P1"><text:tab/>b) <text:span text:style-name="T3">5</text:span></text:p>
      <text:p text:style-name="P2"><text:tab/>c) <text:span text:style-name="T3">n2 + 4</text:span></text:p>
      <text:p text:style-name="P2"/>
      <text:p text:style-name="P2"/>
      <text:p text:style-name="P6">2)</text:p>
      <text:p text:style-name="P3"><text:tab/><text:span text:style-name="T1">a) </text:span><text:span text:style-name="T3">O (</text:span><text:span text:style-name="T1">n6 </text:span><text:span text:style-name="T2">+ 3</text:span><text:span text:style-name="T3">) = O(n)</text:span></text:p>
      <text:p text:style-name="P2"><text:tab/><text:span text:style-name="T1">b) </text:span><text:span text:style-name="T3">O (</text:span><text:span text:style-name="T1">1200</text:span><text:span text:style-name="T3">0</text:span><text:span text:style-name="T1">0 </text:span><text:span text:style-name="T2">+ 1</text:span><text:span text:style-name="T3">) = O (120.001) = O (1)</text:span></text:p>
      <text:p text:style-name="P4"><text:tab/>c) <text:span text:style-name="T3">O (</text:span>2 + 2n<text:span text:style-name="T3">)</text:span> <text:span text:style-name="T3">= O (n)</text:span></text:p>
      <text:p text:style-name="P4"><text:tab/>d) <text:span text:style-name="T4">O (4 +</text:span><text:span text:style-name="T5">100</text:span><text:span text:style-name="T8">0</text:span><text:span text:style-name="T5"> (</text:span><text:span text:style-name="T8">5000</text:span><text:span text:style-name="T5">) </text:span><text:span text:style-name="T4">= O (</text:span><text:span text:style-name="T5">1</text:span><text:span text:style-name="T4">)</text:span></text:p>
      <text:p text:style-name="P5"><text:tab/>e) <text:span text:style-name="T4">O (1 + 6n + 6n + 1) = O (n)</text:span> </text:p>
      <text:p text:style-name="P2"><text:tab/></text:p>
      <text:p text:style-name="P2"/>
      <text:p text:style-name="P5">3)</text:p>
      <text:p text:style-name="P5"><text:tab/>a) <text:span text:style-name="T6">Crear un programa para calcular el elemento </text:span><text:span text:style-name="T8">que aparezca más veces seguidas</text:span><text:span text:style-name="T6"> dentro de un vector <text:s/></text:span></text:p>
      <text:p text:style-name="P7"><text:tab/><text:span text:style-name="T4">b) </text:span><text:span text:style-name="T7">O (3 + n</text:span><text:span text:style-name="T8">2 ((n-1)+ 4) + 1 </text:span><text:span text:style-name="T7">) </text:span><text:span text:style-name="T8">= O (n°2)<text:tab/></text:span></text:p>
      <text:p text:style-name="P9"/>
      <text:p text:style-name="P9"/>
      <text:p text:style-name="P9"><text:span text:style-name="T4"><text:tab/>c) int mesetaMasLarga (vector &lt;int&gt; v) {</text:span></text:p>
      <text:p text:style-name="P5"/>
      <text:p text:style-name="P5"><text:s text:c="16"/>int maxMeseta = 0;</text:p>
      <text:p text:style-name="P5"><text:s text:c="7"/><text:tab/> <text:s text:c="4"/>int meseta = 1;</text:p>
      <text:p text:style-name="P5"><text:s text:c="8"/></text:p>
      <text:p text:style-name="P5"><text:s text:c="7"/><text:tab/> <text:s text:c="4"/>for ( int i; i &lt; v.size (); i ++) {</text:p>
      <text:p text:style-name="P5"><text:s text:c="15"/></text:p>
      <text:p text:style-name="P5"><text:s text:c="9"/><text:tab/> <text:s text:c="4"/><text:tab/>if(v[i] == v[i+1] ){</text:p>
      <text:p text:style-name="P5"><text:s text:c="14"/><text:tab/><text:tab/>meseta++;</text:p>
      <text:p text:style-name="P5"><text:s text:c="16"/><text:tab/>}</text:p>
      <text:p text:style-name="P5"><text:s text:c="17"/>}</text:p>
      <text:p text:style-name="P5"><text:s text:c="12"/></text:p>
      <text:p text:style-name="P5"><text:s text:c="17"/>if ( meseta &gt; maxMeseta ) {</text:p>
      <text:p text:style-name="P5"><text:s text:c="16"/><text:tab/>maxMeseta = meseta ;</text:p>
      <text:p text:style-name="P5"><text:s text:c="17"/>}</text:p>
      <text:p text:style-name="P5"><text:s text:c="8"/><text:tab/>return maxMeseta;</text:p>
      <text:p text:style-name="P5"><text:s text:c="4"/><text:tab/>}</text:p>
      <text:p text:style-name="P5"/>
      <text:p text:style-name="P5"/>
      <text:p text:style-name="P11">4)</text:p>
      <text:p text:style-name="P11"><text:tab/>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33:30.770012346</meta:creation-date>
    <dc:date>2023-05-17T09:55:37.822438583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37" meta:character-count="732" meta:non-whitespace-character-count="398"/>
  </office:meta>
</office:document-meta>
</file>